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CHACHI MANCO, STEFANY CINTHY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2207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048211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CHACHI MANCO, STEFANY CINTHY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92207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7/2021</text:p>
          </table:table-cell>
          <table:table-cell table:style-name="Tabla2.A3" office:value-type="string">
            <text:p text:style-name="P16">76777508</text:p>
          </table:table-cell>
          <table:table-cell table:style-name="Tabla2.D3" office:value-type="string">
            <text:p text:style-name="P17">11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9:53:5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